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339in"/>
    </style:style>
    <style:style style:name="co2" style:family="table-column">
      <style:table-column-properties fo:break-before="auto" style:column-width="1.0161in"/>
    </style:style>
    <style:style style:name="co3" style:family="table-column">
      <style:table-column-properties fo:break-before="auto" style:column-width="1.0484in"/>
    </style:style>
    <style:style style:name="co7" style:family="table-column">
      <style:table-column-properties fo:break-before="auto" style:column-width="0.8925in"/>
    </style:style>
    <style:style style:name="co6" style:family="table-column">
      <style:table-column-properties fo:break-before="auto" style:column-width="10.6299in"/>
    </style:style>
    <style:style style:name="co8" style:family="table-column">
      <style:table-column-properties fo:break-before="auto" style:column-width="0.2181in"/>
    </style:style>
    <style:style style:name="co9" style:family="table-column">
      <style:table-column-properties fo:break-before="auto" style:column-width="1.1799in"/>
    </style:style>
    <style:style style:name="co10" style:family="table-column">
      <style:table-column-properties fo:break-before="auto" style:column-width="0.9937in"/>
    </style:style>
    <style:style style:name="co11" style:family="table-column">
      <style:table-column-properties fo:break-before="auto" style:column-width="6.1283in"/>
    </style:style>
    <style:style style:name="ro1"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0.6839in" fo:break-before="auto" style:use-optimal-row-height="true"/>
    </style:style>
    <style:style style:name="ro4" style:family="table-row">
      <style:table-row-properties style:row-height="0.352in" fo:break-before="auto" style:use-optimal-row-height="true"/>
    </style:style>
    <style:style style:name="ro5"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table table:name="Watch List"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7" table:number-columns-repeated="1016" table:default-cell-style-name="ce1"/>
        <table:table-row table:style-name="ro2">
          <table:table-cell office:value-type="string">
            <text:p>Title</text:p>
          </table:table-cell>
          <table:table-cell office:value-type="string">
            <text:p>Status</text:p>
          </table:table-cell>
          <table:table-cell office:value-type="string">
            <text:p>Category</text:p>
          </table:table-cell>
          <table:table-cell office:value-type="string">
            <text:p>#s</text:p>
          </table:table-cell>
          <table:table-cell office:value-type="string">
            <text:p>#v</text:p>
          </table:table-cell>
          <table:table-cell office:value-type="string">
            <text:p>Platform</text:p>
          </table:table-cell>
          <table:table-cell office:value-type="string">
            <text:p>Network</text:p>
          </table:table-cell>
          <table:table-cell office:value-type="string">
            <text:p>Notes</text:p>
          </table:table-cell>
          <table:table-cell table:number-columns-repeated="1016"/>
        </table:table-row>
        <table:table-row table:style-name="ro2">
          <table:table-cell office:value-type="string">
            <text:p>2 Broke Girls</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CBS.com</text:p>
          </table:table-cell>
          <table:table-cell office:value-type="string">
            <text:p>CBS</text:p>
          </table:table-cell>
          <table:table-cell office:value-type="string">
            <text:p>Construction starts on the dessert bar, contention with the pizza place next door.</text:p>
          </table:table-cell>
          <table:table-cell table:number-columns-repeated="1016"/>
        </table:table-row>
        <table:table-row table:style-name="ro2">
          <table:table-cell office:value-type="string">
            <text:p>New Girl</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Hulu.com</text:p>
          </table:table-cell>
          <table:table-cell office:value-type="string">
            <text:p>Fox</text:p>
          </table:table-cell>
          <table:table-cell office:value-type="string">
            <text:p>Jess tries to finish Cece's dress. Winston and Ali deal with dating and working.</text:p>
          </table:table-cell>
          <table:table-cell table:number-columns-repeated="1016"/>
        </table:table-row>
        <table:table-row table:style-name="ro2">
          <table:table-cell office:value-type="string">
            <text:p>New Girl</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Hulu.com</text:p>
          </table:table-cell>
          <table:table-cell office:value-type="string">
            <text:p>Fox</text:p>
          </table:table-cell>
          <table:table-cell office:value-type="string">
            <text:p>Sam's birthday. Winson scares Sam. Nick scares Schmidt's father.</text:p>
          </table:table-cell>
          <table:table-cell table:number-columns-repeated="1016"/>
        </table:table-row>
        <table:table-row table:style-name="ro2">
          <table:table-cell office:value-type="string">
            <text:p>Big Bang Theory, The</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CBS.com</text:p>
          </table:table-cell>
          <table:table-cell office:value-type="string">
            <text:p>CBS</text:p>
          </table:table-cell>
          <table:table-cell office:value-type="string">
            <text:p>Penny and Leonard's mom bond. <text:s/>Stewart is hired. <text:s/>Line holding for movie screening.</text:p>
          </table:table-cell>
          <table:table-cell table:number-columns-repeated="1016"/>
        </table:table-row>
        <table:table-row table:style-name="ro2">
          <table:table-cell office:value-type="string">
            <text:p>Odd Couple, The</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CBS.com</text:p>
          </table:table-cell>
          <table:table-cell office:value-type="string">
            <text:p>CBS</text:p>
          </table:table-cell>
          <table:table-cell office:value-type="string">
            <text:p>Oscar gets confused about how to proceed with his lady friend, slow or fast.</text:p>
          </table:table-cell>
          <table:table-cell table:number-columns-repeated="1016"/>
        </table:table-row>
        <table:table-row table:style-name="ro2">
          <table:table-cell office:value-type="string">
            <text:p>Odd Couple, The</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CBS.com</text:p>
          </table:table-cell>
          <table:table-cell office:value-type="string">
            <text:p>CBS</text:p>
          </table:table-cell>
          <table:table-cell office:value-type="string">
            <text:p>Dani moves in on Oscar's show. Emily's mom sees Felix naked.</text:p>
          </table:table-cell>
          <table:table-cell table:number-columns-repeated="1016"/>
        </table:table-row>
        <table:table-row table:style-name="ro3">
          <table:table-cell office:value-type="string">
            <text:p>Silicon Valley</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HBONow.com</text:p>
          </table:table-cell>
          <table:table-cell office:value-type="string">
            <text:p>HBO</text:p>
          </table:table-cell>
          <table:table-cell office:value-type="string">
            <text:p>Facing the bleak future of Pied Piper's new business agenda, Richard tries to appeal to Laurie for help. Gilfoyle opens himself up to recruiters' pursuits. Dinesh's latest flashy purchase brings him unwanted attention. After stumbling upon information about the competition, the guys decide to work up a master plan to covertly force Jack's hand.</text:p>
          </table:table-cell>
          <table:table-cell table:number-columns-repeated="1016"/>
        </table:table-row>
        <table:table-row table:style-name="ro2">
          <table:table-cell office:value-type="string">
            <text:p>Last Man on Earth, The</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Hulu.com</text:p>
          </table:table-cell>
          <table:table-cell office:value-type="string">
            <text:p>Fox</text:p>
          </table:table-cell>
          <table:table-cell office:value-type="string">
            <text:p>Phil's brother might have the virus and the cow is dead</text:p>
          </table:table-cell>
          <table:table-cell table:number-columns-repeated="1016"/>
        </table:table-row>
        <table:table-row table:style-name="ro4">
          <table:table-cell office:value-type="string">
            <text:p>Crowded</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NBC</text:p>
          </table:table-cell>
          <table:table-cell office:value-type="string">
            <text:p>Shay struggling whether or not to call a guy, Stella's dating a married man. Contenion over the favorite daughter.</text:p>
          </table:table-cell>
          <table:table-cell table:number-columns-repeated="1016"/>
        </table:table-row>
        <table:table-row table:style-name="ro2">
          <table:table-cell office:value-type="string">
            <text:p>Mom</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CBS.com</text:p>
          </table:table-cell>
          <table:table-cell office:value-type="string">
            <text:p>CBS</text:p>
          </table:table-cell>
          <table:table-cell office:value-type="string">
            <text:p>Kristi and Bonnie fight, Violet is getting married.</text:p>
          </table:table-cell>
          <table:table-cell table:number-columns-repeated="1016"/>
        </table:table-row>
        <table:table-row table:style-name="ro2">
          <table:table-cell office:value-type="string">
            <text:p>Real O'Neils, The</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ABC</text:p>
          </table:table-cell>
          <table:table-cell office:value-type="string">
            <text:p>Kenny and his brother switch places at a weird christian weekend retreat</text:p>
          </table:table-cell>
          <table:table-cell table:number-columns-repeated="1016"/>
        </table:table-row>
        <table:table-row table:style-name="ro2">
          <table:table-cell office:value-type="string">
            <text:p>Fresh Off the Boat</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ABC</text:p>
          </table:table-cell>
          <table:table-cell office:value-type="string">
            <text:p>Jessica has squatting law students</text:p>
          </table:table-cell>
          <table:table-cell table:number-columns-repeated="1016"/>
        </table:table-row>
        <table:table-row table:style-name="ro2">
          <table:table-cell office:value-type="string">
            <text:p>Grandfathered</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Fox</text:p>
          </table:table-cell>
          <table:table-cell office:value-type="string">
            <text:p>Fake memorial for his father while he deals with emotions.</text:p>
          </table:table-cell>
          <table:table-cell table:number-columns-repeated="1016"/>
        </table:table-row>
        <table:table-row table:style-name="ro2">
          <table:table-cell office:value-type="string">
            <text:p>The Middle</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ABC</text:p>
          </table:table-cell>
          <table:table-cell office:value-type="string">
            <text:p>"Not mother's day" "Pay it forward"</text:p>
          </table:table-cell>
          <table:table-cell table:number-columns-repeated="1016"/>
        </table:table-row>
        <table:table-row table:style-name="ro2">
          <table:table-cell office:value-type="string">
            <text:p>Bob's Burgers</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Fox</text:p>
          </table:table-cell>
          <table:table-cell office:value-type="string">
            <text:p>Their favorite boy band breaks up and "Boo Boo" goes single. <text:s/>Spew Crew plot.</text:p>
          </table:table-cell>
          <table:table-cell table:number-columns-repeated="1016"/>
        </table:table-row>
        <table:table-row table:style-name="ro2">
          <table:table-cell office:value-type="string">
            <text:p>Modern Family</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ABC</text:p>
          </table:table-cell>
          <table:table-cell office:value-type="string">
            <text:p>Promposals</text:p>
          </table:table-cell>
          <table:table-cell table:number-columns-repeated="1016"/>
        </table:table-row>
        <table:table-row table:style-name="ro2">
          <table:table-cell office:value-type="string">
            <text:p>Family Guy</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Fox</text:p>
          </table:table-cell>
          <table:table-cell office:value-type="string">
            <text:p>Tom is on the verge of being ousted by a new anchor</text:p>
          </table:table-cell>
          <table:table-cell table:number-columns-repeated="1016"/>
        </table:table-row>
        <table:table-row table:style-name="ro4">
          <table:table-cell office:value-type="string">
            <text:p>DC Legends of Tomorrow</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CW</text:p>
          </table:table-cell>
          <table:table-cell office:value-type="string">
            <text:p>Vandal Savage is presented to the time council and it is revealed that he is in charge of it. <text:s/>The team is capured.</text:p>
          </table:table-cell>
          <table:table-cell table:number-columns-repeated="1016"/>
        </table:table-row>
        <table:table-row table:style-name="ro5">
          <table:table-cell office:value-type="string">
            <text:p>Once Upon a Time</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ABC</text:p>
          </table:table-cell>
          <table:table-cell office:value-type="string">
            <text:p>The fight against Hades hits the overworld. Somehow everyone gets back safely. Robin and Hades are killed with a soul erasing wand. Hook is returned to life. Rumple is likely the next villain</text:p>
          </table:table-cell>
          <table:table-cell table:number-columns-repeated="1016"/>
        </table:table-row>
        <table:table-row table:style-name="ro4">
          <table:table-cell office:value-type="string">
            <text:p>Catch, The</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ABC</text:p>
          </table:table-cell>
          <table:table-cell office:value-type="string">
            <text:p>Con group is resettling, security group is helping a kid between parents and angling on "Ben" with Nao, or pretending to.</text:p>
          </table:table-cell>
          <table:table-cell table:number-columns-repeated="1016"/>
        </table:table-row>
        <table:table-row table:style-name="ro2">
          <table:table-cell office:value-type="string">
            <text:p>Flash, The</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CW</text:p>
          </table:table-cell>
          <table:table-cell office:value-type="string">
            <text:p>Zoom brings the war to Earth 1, Rupture comes in (cisco's brother's earth 2)</text:p>
          </table:table-cell>
          <table:table-cell table:number-columns-repeated="1016"/>
        </table:table-row>
        <table:table-row table:style-name="ro2">
          <table:table-cell office:value-type="string">
            <text:p>Elementary</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CBS.com</text:p>
          </table:table-cell>
          <table:table-cell office:value-type="string">
            <text:p>CBS</text:p>
          </table:table-cell>
          <table:table-cell office:value-type="string">
            <text:p>War between the "Hand" and Moreland continues</text:p>
          </table:table-cell>
          <table:table-cell table:number-columns-repeated="1016"/>
        </table:table-row>
        <table:table-row table:style-name="ro4">
          <table:table-cell office:value-type="string">
            <text:p>Marvel Agents of SHIELD</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ABC</text:p>
          </table:table-cell>
          <table:table-cell office:value-type="string">
            <text:p>Shield pursues Hive, there is interference from Kree bounty hunters. Daisy offers her blood towards the "Kree Experiment"</text:p>
          </table:table-cell>
          <table:table-cell table:number-columns-repeated="1016"/>
        </table:table-row>
        <table:table-row table:style-name="ro2">
          <table:table-cell office:value-type="string">
            <text:p>Stitchers</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ABC FAMILY</text:p>
          </table:table-cell>
          <table:table-cell office:value-type="string">
            <text:p>They investigate lawyers and Kirsten finds out about Liam</text:p>
          </table:table-cell>
          <table:table-cell table:number-columns-repeated="1016"/>
        </table:table-row>
        <table:table-row table:style-name="ro2">
          <table:table-cell office:value-type="string">
            <text:p>Supernatural</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CW</text:p>
          </table:table-cell>
          <table:table-cell office:value-type="string">
            <text:p>Amara launches fog on a small town to infect people. <text:s/>God shows up, writing his memoir.</text:p>
          </table:table-cell>
          <table:table-cell table:number-columns-repeated="1016"/>
        </table:table-row>
        <table:table-row table:style-name="ro2">
          <table:table-cell office:value-type="string">
            <text:p>Arrow</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CW</text:p>
          </table:table-cell>
          <table:table-cell office:value-type="string">
            <text:p>Dark takes control, Diggle goes after Andy.</text:p>
          </table:table-cell>
          <table:table-cell table:number-columns-repeated="1016"/>
        </table:table-row>
        <table:table-row table:style-name="ro2">
          <table:table-cell office:value-type="string">
            <text:p>Castle</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ABC</text:p>
          </table:table-cell>
          <table:table-cell office:value-type="string">
            <text:p>A supposed demon killed a man in a possible plot of a real life anti-christ.</text:p>
          </table:table-cell>
          <table:table-cell table:number-columns-repeated="1016"/>
        </table:table-row>
        <table:table-row table:style-name="ro4">
          <table:table-cell office:value-type="string">
            <text:p>100, The</text:p>
          </table:table-cell>
          <table:table-cell office:value-type="string">
            <text:p>Episode</text:p>
          </table:table-cell>
          <table:table-cell office:value-type="string">
            <text:p>Survival</text:p>
          </table:table-cell>
          <table:table-cell table:number-columns-repeated="2" office:value-type="float" office:value="5">
            <text:p>5</text:p>
          </table:table-cell>
          <table:table-cell office:value-type="string">
            <text:p>Hulu.com</text:p>
          </table:table-cell>
          <table:table-cell office:value-type="string">
            <text:p>CW</text:p>
          </table:table-cell>
          <table:table-cell office:value-type="string">
            <text:p>Ali brings the fight to Luna. <text:s/>Assaults on Ali happen simultaneously, failing in the nick of time. <text:s/>Ali is on a space station.</text:p>
          </table:table-cell>
          <table:table-cell table:number-columns-repeated="1016"/>
        </table:table-row>
        <table:table-row table:style-name="ro4">
          <table:table-cell office:value-type="string">
            <text:p>Game of Thrones</text:p>
          </table:table-cell>
          <table:table-cell office:value-type="string">
            <text:p>Episode</text:p>
          </table:table-cell>
          <table:table-cell office:value-type="string">
            <text:p>GOT</text:p>
          </table:table-cell>
          <table:table-cell table:number-columns-repeated="2" office:value-type="float" office:value="6">
            <text:p>6</text:p>
          </table:table-cell>
          <table:table-cell office:value-type="string">
            <text:p>HBONow.com</text:p>
          </table:table-cell>
          <table:table-cell office:value-type="string">
            <text:p>HBO</text:p>
          </table:table-cell>
          <table:table-cell office:value-type="string">
            <text:p>Daenerys meets her future. Bran meets the past. Tommen confronts the High Sparrow. Arya trains to be No One. Varys finds an answer. Ramsay gets a gift.</text:p>
          </table:table-cell>
          <table:table-cell table:number-columns-repeated="1016"/>
        </table:table-row>
        <table:table-row table:style-name="ro2">
          <table:table-cell office:value-type="string">
            <text:p>Grimm</text:p>
          </table:table-cell>
          <table:table-cell office:value-type="string">
            <text:p>Skip</text:p>
          </table:table-cell>
          <table:table-cell office:value-type="string">
            <text:p>Detective</text:p>
          </table:table-cell>
          <table:table-cell office:value-type="float" office:value="3">
            <text:p>3</text:p>
          </table:table-cell>
          <table:table-cell office:value-type="float" office:value="8">
            <text:p>8</text:p>
          </table:table-cell>
          <table:table-cell office:value-type="string">
            <text:p>Hulu.com</text:p>
          </table:table-cell>
          <table:table-cell office:value-type="string">
            <text:p>NBC</text:p>
          </table:table-cell>
          <table:table-cell table:number-columns-repeated="1017"/>
        </table:table-row>
        <table:table-row table:style-name="ro2">
          <table:table-cell office:value-type="string">
            <text:p>Last Man Standing</text:p>
          </table:table-cell>
          <table:table-cell office:value-type="string">
            <text:p>Skip</text:p>
          </table:table-cell>
          <table:table-cell office:value-type="string">
            <text:p>Family Sitcom</text:p>
          </table:table-cell>
          <table:table-cell office:value-type="float" office:value="2">
            <text:p>2</text:p>
          </table:table-cell>
          <table:table-cell office:value-type="float" office:value="8">
            <text:p>8</text:p>
          </table:table-cell>
          <table:table-cell office:value-type="string">
            <text:p>Hulu.com</text:p>
          </table:table-cell>
          <table:table-cell office:value-type="string">
            <text:p>ABC</text:p>
          </table:table-cell>
          <table:table-cell table:number-columns-repeated="1017"/>
        </table:table-row>
        <table:table-row table:style-name="ro2">
          <table:table-cell office:value-type="string">
            <text:p>Cooper Barrett's Guide to Surviving Life</text:p>
          </table:table-cell>
          <table:table-cell office:value-type="string">
            <text:p>Skip</text:p>
          </table:table-cell>
          <table:table-cell office:value-type="string">
            <text:p>Sitcom</text:p>
          </table:table-cell>
          <table:table-cell office:value-type="float" office:value="1">
            <text:p>1</text:p>
          </table:table-cell>
          <table:table-cell office:value-type="float" office:value="8">
            <text:p>8</text:p>
          </table:table-cell>
          <table:table-cell office:value-type="string">
            <text:p>Hulu.com</text:p>
          </table:table-cell>
          <table:table-cell office:value-type="string">
            <text:p>Fox</text:p>
          </table:table-cell>
          <table:table-cell table:number-columns-repeated="1017"/>
        </table:table-row>
        <table:table-row table:style-name="ro2">
          <table:table-cell office:value-type="string">
            <text:p>Brooklyn Nine-Nine</text:p>
          </table:table-cell>
          <table:table-cell office:value-type="string">
            <text:p>Skip</text:p>
          </table:table-cell>
          <table:table-cell office:value-type="string">
            <text:p>Sitcom</text:p>
          </table:table-cell>
          <table:table-cell office:value-type="float" office:value="1">
            <text:p>1</text:p>
          </table:table-cell>
          <table:table-cell office:value-type="float" office:value="8">
            <text:p>8</text:p>
          </table:table-cell>
          <table:table-cell office:value-type="string">
            <text:p>Hulu.com</text:p>
          </table:table-cell>
          <table:table-cell office:value-type="string">
            <text:p>Fox</text:p>
          </table:table-cell>
          <table:table-cell table:number-columns-repeated="1017"/>
        </table:table-row>
        <table:table-row table:style-name="ro2">
          <table:table-cell office:value-type="string">
            <text:p>Life in Pieces</text:p>
          </table:table-cell>
          <table:table-cell office:value-type="string">
            <text:p>Skip</text:p>
          </table:table-cell>
          <table:table-cell office:value-type="string">
            <text:p>Family Sitcom</text:p>
          </table:table-cell>
          <table:table-cell office:value-type="float" office:value="2">
            <text:p>2</text:p>
          </table:table-cell>
          <table:table-cell office:value-type="float" office:value="8">
            <text:p>8</text:p>
          </table:table-cell>
          <table:table-cell office:value-type="string">
            <text:p>CBS.com</text:p>
          </table:table-cell>
          <table:table-cell office:value-type="string">
            <text:p>CBS</text:p>
          </table:table-cell>
          <table:table-cell table:number-columns-repeated="1017"/>
        </table:table-row>
        <table:table-row table:style-name="ro2">
          <table:table-cell office:value-type="string">
            <text:p>Lucifer</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Hulu.com</text:p>
          </table:table-cell>
          <table:table-cell office:value-type="string">
            <text:p>Fox</text:p>
          </table:table-cell>
          <table:table-cell table:number-columns-repeated="1017"/>
        </table:table-row>
        <table:table-row table:style-name="ro2">
          <table:table-cell office:value-type="string">
            <text:p>Crazy Ex-Girlfriend</text:p>
          </table:table-cell>
          <table:table-cell office:value-type="string">
            <text:p>Hiatus</text:p>
          </table:table-cell>
          <table:table-cell office:value-type="string">
            <text:p>Sitcom</text:p>
          </table:table-cell>
          <table:table-cell office:value-type="float" office:value="1">
            <text:p>1</text:p>
          </table:table-cell>
          <table:table-cell office:value-type="float" office:value="9">
            <text:p>9</text:p>
          </table:table-cell>
          <table:table-cell office:value-type="string">
            <text:p>Hulu.com</text:p>
          </table:table-cell>
          <table:table-cell office:value-type="string">
            <text:p>CW</text:p>
          </table:table-cell>
          <table:table-cell table:number-columns-repeated="1017"/>
        </table:table-row>
        <table:table-row table:style-name="ro2">
          <table:table-cell office:value-type="string">
            <text:p>Supergirl</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CBS.com</text:p>
          </table:table-cell>
          <table:table-cell office:value-type="string">
            <text:p>CBS</text:p>
          </table:table-cell>
          <table:table-cell table:number-columns-repeated="1017"/>
        </table:table-row>
        <table:table-row table:style-name="ro2">
          <table:table-cell office:value-type="string">
            <text:p>Shadow Hunters</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Hulu.com</text:p>
          </table:table-cell>
          <table:table-cell office:value-type="string">
            <text:p>Freeform</text:p>
          </table:table-cell>
          <table:table-cell table:number-columns-repeated="1017"/>
        </table:table-row>
        <table:table-row table:style-name="ro2">
          <table:table-cell office:value-type="string">
            <text:p>Zoo</text:p>
          </table:table-cell>
          <table:table-cell office:value-type="string">
            <text:p>28 June</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CBS.com</text:p>
          </table:table-cell>
          <table:table-cell office:value-type="string">
            <text:p>CBS</text:p>
          </table:table-cell>
          <table:table-cell table:number-columns-repeated="1017"/>
        </table:table-row>
        <table:table-row table:style-name="ro2">
          <table:table-cell office:value-type="string">
            <text:p>American Gothic</text:p>
          </table:table-cell>
          <table:table-cell office:value-type="string">
            <text:p>22 June</text:p>
          </table:table-cell>
          <table:table-cell office:value-type="string">
            <text:p>Detective</text:p>
          </table:table-cell>
          <table:table-cell/>
          <table:table-cell office:value-type="float" office:value="9">
            <text:p>9</text:p>
          </table:table-cell>
          <table:table-cell office:value-type="string">
            <text:p>CBS.com</text:p>
          </table:table-cell>
          <table:table-cell office:value-type="string">
            <text:p>CBS</text:p>
          </table:table-cell>
          <table:table-cell table:number-columns-repeated="1017"/>
        </table:table-row>
        <table:table-row table:style-name="ro2">
          <table:table-cell office:value-type="string">
            <text:p>One Punch Man</text:p>
          </table:table-cell>
          <table:table-cell office:value-type="string">
            <text:p>Hiatus</text:p>
          </table:table-cell>
          <table:table-cell office:value-type="string">
            <text:p>Action</text:p>
          </table:table-cell>
          <table:table-cell/>
          <table:table-cell office:value-type="float" office:value="9">
            <text:p>9</text:p>
          </table:table-cell>
          <table:table-cell office:value-type="string">
            <text:p>Hulu.com</text:p>
          </table:table-cell>
          <table:table-cell office:value-type="string">
            <text:p>Viz Media</text:p>
          </table:table-cell>
          <table:table-cell table:number-columns-repeated="1017"/>
        </table:table-row>
        <table:table-row table:style-name="ro2">
          <table:table-cell office:value-type="string">
            <text:p>Izombie</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Hulu.com</text:p>
          </table:table-cell>
          <table:table-cell office:value-type="string">
            <text:p>CW</text:p>
          </table:table-cell>
          <table:table-cell table:number-columns-repeated="1017"/>
        </table:table-row>
        <table:table-row table:style-name="ro2">
          <table:table-cell office:value-type="string">
            <text:p>11.22.63 (Down the Rabbit Hole)</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Hulu.com</text:p>
          </table:table-cell>
          <table:table-cell office:value-type="string">
            <text:p>Hulu</text:p>
          </table:table-cell>
          <table:table-cell table:number-columns-repeated="1017"/>
        </table:table-row>
        <table:table-row table:style-name="ro2">
          <table:table-cell office:value-type="string">
            <text:p>Second Chance</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Hulu.com</text:p>
          </table:table-cell>
          <table:table-cell office:value-type="string">
            <text:p>Fox</text:p>
          </table:table-cell>
          <table:table-cell table:number-columns-repeated="1017"/>
        </table:table-row>
        <table:table-row table:style-name="ro2">
          <table:table-cell office:value-type="string">
            <text:p>Agent Carter</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Hulu.com</text:p>
          </table:table-cell>
          <table:table-cell office:value-type="string">
            <text:p>ABC</text:p>
          </table:table-cell>
          <table:table-cell table:number-columns-repeated="1017"/>
        </table:table-row>
        <table:table-row table:style-name="ro2">
          <table:table-cell office:value-type="string">
            <text:p>Minority Report</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Hulu.com</text:p>
          </table:table-cell>
          <table:table-cell office:value-type="string">
            <text:p>Fox</text:p>
          </table:table-cell>
          <table:table-cell table:number-columns-repeated="1017"/>
        </table:table-row>
        <table:table-row table:style-name="ro2">
          <table:table-cell office:value-type="string">
            <text:p>The Librarians</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Hulu.com</text:p>
          </table:table-cell>
          <table:table-cell office:value-type="string">
            <text:p>TNT</text:p>
          </table:table-cell>
          <table:table-cell table:number-columns-repeated="1017"/>
        </table:table-row>
        <table:table-row table:style-name="ro2">
          <table:table-cell office:value-type="string">
            <text:p>Casual</text:p>
          </table:table-cell>
          <table:table-cell office:value-type="string">
            <text:p>Hiatus</text:p>
          </table:table-cell>
          <table:table-cell office:value-type="string">
            <text:p>Family Sitcom</text:p>
          </table:table-cell>
          <table:table-cell office:value-type="float" office:value="2">
            <text:p>2</text:p>
          </table:table-cell>
          <table:table-cell office:value-type="float" office:value="9">
            <text:p>9</text:p>
          </table:table-cell>
          <table:table-cell office:value-type="string">
            <text:p>Hulu.com</text:p>
          </table:table-cell>
          <table:table-cell office:value-type="string">
            <text:p>Hulu</text:p>
          </table:table-cell>
          <table:table-cell table:number-columns-repeated="1017"/>
        </table:table-row>
        <table:table-row table:style-name="ro2">
          <table:table-cell office:value-type="string">
            <text:p>On the Spot</text:p>
          </table:table-cell>
          <table:table-cell office:value-type="string">
            <text:p>Hiatus</text:p>
          </table:table-cell>
          <table:table-cell office:value-type="string">
            <text:p>Improve</text:p>
          </table:table-cell>
          <table:table-cell office:value-type="float" office:value="4">
            <text:p>4</text:p>
          </table:table-cell>
          <table:table-cell office:value-type="float" office:value="9">
            <text:p>9</text:p>
          </table:table-cell>
          <table:table-cell office:value-type="string">
            <text:p>Roosterteeth.com</text:p>
          </table:table-cell>
          <table:table-cell office:value-type="string">
            <text:p>Roosterteeth</text:p>
          </table:table-cell>
          <table:table-cell table:number-columns-repeated="1017"/>
        </table:table-row>
        <table:table-row table:style-name="ro2">
          <table:table-cell office:value-type="string">
            <text:p>Journey Quest</text:p>
          </table:table-cell>
          <table:table-cell office:value-type="string">
            <text:p>Hiatus</text:p>
          </table:table-cell>
          <table:table-cell office:value-type="string">
            <text:p>Miscellaneous</text:p>
          </table:table-cell>
          <table:table-cell/>
          <table:table-cell office:value-type="float" office:value="9">
            <text:p>9</text:p>
          </table:table-cell>
          <table:table-cell office:value-type="string">
            <text:p>Youtube.com</text:p>
          </table:table-cell>
          <table:table-cell office:value-type="string">
            <text:p>Independent</text:p>
          </table:table-cell>
          <table:table-cell table:number-columns-repeated="1017"/>
        </table:table-row>
        <table:table-row table:style-name="ro2">
          <table:table-cell office:value-type="string">
            <text:p>Muppets, The</text:p>
          </table:table-cell>
          <table:table-cell office:value-type="string">
            <text:p>Hiatus</text:p>
          </table:table-cell>
          <table:table-cell office:value-type="string">
            <text:p>Sitcom</text:p>
          </table:table-cell>
          <table:table-cell office:value-type="float" office:value="1">
            <text:p>1</text:p>
          </table:table-cell>
          <table:table-cell office:value-type="float" office:value="9">
            <text:p>9</text:p>
          </table:table-cell>
          <table:table-cell office:value-type="string">
            <text:p>Hulu.com</text:p>
          </table:table-cell>
          <table:table-cell office:value-type="string">
            <text:p>ABC</text:p>
          </table:table-cell>
          <table:table-cell table:number-columns-repeated="1017"/>
        </table:table-row>
        <table:table-row table:style-name="ro2">
          <table:table-cell office:value-type="string">
            <text:p>Comedians, The</text:p>
          </table:table-cell>
          <table:table-cell office:value-type="string">
            <text:p>Hiatus</text:p>
          </table:table-cell>
          <table:table-cell office:value-type="string">
            <text:p>Sitcom</text:p>
          </table:table-cell>
          <table:table-cell office:value-type="float" office:value="1">
            <text:p>1</text:p>
          </table:table-cell>
          <table:table-cell office:value-type="float" office:value="9">
            <text:p>9</text:p>
          </table:table-cell>
          <table:table-cell office:value-type="string">
            <text:p>Hulu.com</text:p>
          </table:table-cell>
          <table:table-cell office:value-type="string">
            <text:p>FX</text:p>
          </table:table-cell>
          <table:table-cell table:number-columns-repeated="1017"/>
        </table:table-row>
        <table:table-row table:style-name="ro2">
          <table:table-cell office:value-type="string">
            <text:p>Angel from Hell</text:p>
          </table:table-cell>
          <table:table-cell office:value-type="string">
            <text:p>Hiatus</text:p>
          </table:table-cell>
          <table:table-cell office:value-type="string">
            <text:p>Sitcom</text:p>
          </table:table-cell>
          <table:table-cell office:value-type="float" office:value="1">
            <text:p>1</text:p>
          </table:table-cell>
          <table:table-cell office:value-type="float" office:value="9">
            <text:p>9</text:p>
          </table:table-cell>
          <table:table-cell office:value-type="string">
            <text:p>CBS.com</text:p>
          </table:table-cell>
          <table:table-cell office:value-type="string">
            <text:p>CBS</text:p>
          </table:table-cell>
          <table:table-cell table:number-columns-repeated="1017"/>
        </table:table-row>
        <table:table-row table:style-name="ro2">
          <table:table-cell office:value-type="string">
            <text:p>Super Store</text:p>
          </table:table-cell>
          <table:table-cell office:value-type="string">
            <text:p>Hiatus</text:p>
          </table:table-cell>
          <table:table-cell office:value-type="string">
            <text:p>Sitcom</text:p>
          </table:table-cell>
          <table:table-cell office:value-type="float" office:value="1">
            <text:p>1</text:p>
          </table:table-cell>
          <table:table-cell office:value-type="float" office:value="9">
            <text:p>9</text:p>
          </table:table-cell>
          <table:table-cell office:value-type="string">
            <text:p>Hulu.com</text:p>
          </table:table-cell>
          <table:table-cell office:value-type="string">
            <text:p>NBC</text:p>
          </table:table-cell>
          <table:table-cell table:number-columns-repeated="1017"/>
        </table:table-row>
        <table:table-row table:style-name="ro2">
          <table:table-cell office:value-type="string">
            <text:p>Undateable</text:p>
          </table:table-cell>
          <table:table-cell office:value-type="string">
            <text:p>Hiatus</text:p>
          </table:table-cell>
          <table:table-cell office:value-type="string">
            <text:p>Sitcom</text:p>
          </table:table-cell>
          <table:table-cell office:value-type="float" office:value="1">
            <text:p>1</text:p>
          </table:table-cell>
          <table:table-cell office:value-type="float" office:value="9">
            <text:p>9</text:p>
          </table:table-cell>
          <table:table-cell office:value-type="string">
            <text:p>Hulu.com</text:p>
          </table:table-cell>
          <table:table-cell office:value-type="string">
            <text:p>NBC</text:p>
          </table:table-cell>
          <table:table-cell table:number-columns-repeated="1017"/>
        </table:table-row>
        <table:table-row table:style-name="ro2" table:number-rows-repeated="1048519">
          <table:table-cell table:number-columns-repeated="1024"/>
        </table:table-row>
        <table:table-row table:style-name="ro2">
          <table:table-cell table:number-columns-repeated="1024"/>
        </table:table-row>
      </table:table>
      <table:table table:name="Catch Up"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7" table:number-columns-repeated="2" table:default-cell-style-name="ce1"/>
        <table:table-column table:style-name="co6" table:default-cell-style-name="ce1"/>
        <table:table-column table:style-name="co7" table:number-columns-repeated="1018" table:default-cell-style-name="ce1"/>
        <table:table-row table:style-name="ro2">
          <table:table-cell office:value-type="string">
            <text:p>Title</text:p>
          </table:table-cell>
          <table:table-cell office:value-type="string">
            <text:p>Status</text:p>
          </table:table-cell>
          <table:table-cell office:value-type="string">
            <text:p>Category</text:p>
          </table:table-cell>
          <table:table-cell office:value-type="string">
            <text:p>Platform</text:p>
          </table:table-cell>
          <table:table-cell office:value-type="string">
            <text:p>Network</text:p>
          </table:table-cell>
          <table:table-cell office:value-type="string">
            <text:p>Notes</text:p>
          </table:table-cell>
          <table:table-cell table:number-columns-repeated="1018"/>
        </table:table-row>
        <table:table-row table:style-name="ro2">
          <table:table-cell office:value-type="string">
            <text:p>Idiot Sitter</text:p>
          </table:table-cell>
          <table:table-cell office:value-type="string">
            <text:p>Hiatus</text:p>
          </table:table-cell>
          <table:table-cell office:value-type="string">
            <text:p>Sitcom</text:p>
          </table:table-cell>
          <table:table-cell office:value-type="string">
            <text:p>Hulu.com</text:p>
          </table:table-cell>
          <table:table-cell office:value-type="string">
            <text:p>Hulu</text:p>
          </table:table-cell>
          <table:table-cell table:number-columns-repeated="1019"/>
        </table:table-row>
        <table:table-row table:style-name="ro2">
          <table:table-cell office:value-type="string">
            <text:p>Defiance</text:p>
          </table:table-cell>
          <table:table-cell office:value-type="string">
            <text:p>No Access</text:p>
          </table:table-cell>
          <table:table-cell office:value-type="string">
            <text:p>Detective</text:p>
          </table:table-cell>
          <table:table-cell office:value-type="string">
            <text:p>syfy.com</text:p>
          </table:table-cell>
          <table:table-cell office:value-type="string">
            <text:p>Syfy</text:p>
          </table:table-cell>
          <table:table-cell table:number-columns-repeated="1019"/>
        </table:table-row>
        <table:table-row table:style-name="ro4">
          <table:table-cell office:value-type="string">
            <text:p>Strain, The</text:p>
          </table:table-cell>
          <table:table-cell office:value-type="string">
            <text:p>No Access</text:p>
          </table:table-cell>
          <table:table-cell office:value-type="string">
            <text:p>Survival</text:p>
          </table:table-cell>
          <table:table-cell office:value-type="string">
            <text:p>fxnetwork.com</text:p>
          </table:table-cell>
          <table:table-cell office:value-type="string">
            <text:p>FX</text:p>
          </table:table-cell>
          <table:table-cell table:number-columns-repeated="1019"/>
        </table:table-row>
        <table:table-row table:style-name="ro2">
          <table:table-cell office:value-type="string">
            <text:p>Falling Skies</text:p>
          </table:table-cell>
          <table:table-cell office:value-type="string">
            <text:p>Cancelled</text:p>
          </table:table-cell>
          <table:table-cell office:value-type="string">
            <text:p>Survival</text:p>
          </table:table-cell>
          <table:table-cell office:value-type="string">
            <text:p>n/a</text:p>
          </table:table-cell>
          <table:table-cell office:value-type="string">
            <text:p>TNT</text:p>
          </table:table-cell>
          <table:table-cell table:number-columns-repeated="1019"/>
        </table:table-row>
        <table:table-row table:style-name="ro2">
          <table:table-cell office:value-type="string">
            <text:p>Deadbeat</text:p>
          </table:table-cell>
          <table:table-cell office:value-type="string">
            <text:p>Hiatus</text:p>
          </table:table-cell>
          <table:table-cell office:value-type="string">
            <text:p>Sitcom</text:p>
          </table:table-cell>
          <table:table-cell office:value-type="string">
            <text:p>Hulu.com</text:p>
          </table:table-cell>
          <table:table-cell office:value-type="string">
            <text:p>Hulu</text:p>
          </table:table-cell>
          <table:table-cell table:number-columns-repeated="1019"/>
        </table:table-row>
        <table:table-row table:style-name="ro2">
          <table:table-cell office:value-type="string">
            <text:p>Unbreakable Kimmy Schmidt</text:p>
          </table:table-cell>
          <table:table-cell office:value-type="string">
            <text:p>Hiatus</text:p>
          </table:table-cell>
          <table:table-cell office:value-type="string">
            <text:p>Comedy</text:p>
          </table:table-cell>
          <table:table-cell office:value-type="string">
            <text:p>Netflix.com</text:p>
          </table:table-cell>
          <table:table-cell office:value-type="string">
            <text:p>Netflix</text:p>
          </table:table-cell>
          <table:table-cell table:number-columns-repeated="1019"/>
        </table:table-row>
        <table:table-row table:style-name="ro2">
          <table:table-cell office:value-type="string">
            <text:p>Fuller House</text:p>
          </table:table-cell>
          <table:table-cell office:value-type="string">
            <text:p>Hiatus</text:p>
          </table:table-cell>
          <table:table-cell office:value-type="string">
            <text:p>Family Sitcom</text:p>
          </table:table-cell>
          <table:table-cell office:value-type="string">
            <text:p>Netflix.com</text:p>
          </table:table-cell>
          <table:table-cell office:value-type="string">
            <text:p>Netflix</text:p>
          </table:table-cell>
          <table:table-cell table:number-columns-repeated="1019"/>
        </table:table-row>
        <table:table-row table:style-name="ro4">
          <table:table-cell office:value-type="string">
            <text:p>Teachers</text:p>
          </table:table-cell>
          <table:table-cell office:value-type="string">
            <text:p>Hiatus</text:p>
          </table:table-cell>
          <table:table-cell office:value-type="string">
            <text:p>Sitcom</text:p>
          </table:table-cell>
          <table:table-cell office:value-type="string">
            <text:p>Hulu.com</text:p>
          </table:table-cell>
          <table:table-cell office:value-type="string">
            <text:p>TvLand</text:p>
          </table:table-cell>
          <table:table-cell office:value-type="string">
            <text:p>Awful teachers. <text:s/>Tropes: anti-bullying, sexual harassment on picture day, super-intendent visit, sex at the workplace, obsessive about the ex, drunken lesbian kiss, behavior out the workplace, sex ed, pornstar mistake, dealing with death</text:p>
          </table:table-cell>
          <table:table-cell table:number-columns-repeated="1018"/>
        </table:table-row>
        <table:table-row table:style-name="ro1">
          <table:table-cell office:value-type="string">
            <text:p>Reaper</text:p>
          </table:table-cell>
          <table:table-cell office:value-type="string">
            <text:p>Binge</text:p>
          </table:table-cell>
          <table:table-cell office:value-type="string">
            <text:p>Sitcom</text:p>
          </table:table-cell>
          <table:table-cell office:value-type="string">
            <text:p>Hulu.com</text:p>
          </table:table-cell>
          <table:table-cell office:value-type="string">
            <text:p>ABC</text:p>
          </table:table-cell>
          <table:table-cell office:value-type="string">
            <text:p>Guy finds out he's beholden to the "Devil" to bounty hunt runaway souls from hell.</text:p>
          </table:table-cell>
          <table:table-cell table:number-columns-repeated="1018"/>
        </table:table-row>
        <table:table-row table:style-name="ro1">
          <table:table-cell office:value-type="string">
            <text:p>Young &amp; Hungry</text:p>
          </table:table-cell>
          <table:table-cell office:value-type="string">
            <text:p>Binge</text:p>
          </table:table-cell>
          <table:table-cell office:value-type="string">
            <text:p>Sitcom</text:p>
          </table:table-cell>
          <table:table-cell office:value-type="string">
            <text:p>Netflix.com</text:p>
          </table:table-cell>
          <table:table-cell office:value-type="string">
            <text:p>ABC Family</text:p>
          </table:table-cell>
          <table:table-cell office:value-type="string">
            <text:p>Gaby getting with Josh's brother springboards their terrible relationship forward.</text:p>
          </table:table-cell>
          <table:table-cell table:number-columns-repeated="1018"/>
        </table:table-row>
        <table:table-row table:style-name="ro1" table:number-rows-repeated="1048564">
          <table:table-cell table:number-columns-repeated="1024"/>
        </table:table-row>
        <table:table-row table:style-name="ro1">
          <table:table-cell table:number-columns-repeated="1024"/>
        </table:table-row>
      </table:table>
      <table:table table:name="Future Watch"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7" table:number-columns-repeated="2" table:default-cell-style-name="Default"/>
        <table:table-column table:style-name="co6" table:default-cell-style-name="Default"/>
        <table:table-row table:style-name="ro1">
          <table:table-cell office:value-type="string">
            <text:p>Title</text:p>
          </table:table-cell>
          <table:table-cell office:value-type="string">
            <text:p>Status</text:p>
          </table:table-cell>
          <table:table-cell office:value-type="string">
            <text:p>Category</text:p>
          </table:table-cell>
          <table:table-cell office:value-type="string">
            <text:p>Platform</text:p>
          </table:table-cell>
          <table:table-cell office:value-type="string">
            <text:p>Network</text:p>
          </table:table-cell>
          <table:table-cell office:value-type="string">
            <text:p>Notes</text:p>
          </table:table-cell>
        </table:table-row>
        <table:table-row table:style-name="ro1">
          <table:table-cell office:value-type="string">
            <text:p>Powers</text:p>
          </table:table-cell>
          <table:table-cell office:value-type="string">
            <text:p>?</text:p>
          </table:table-cell>
          <table:table-cell table:number-columns-repeated="4"/>
        </table:table-row>
        <table:table-row table:style-name="ro1">
          <table:table-cell office:value-type="string">
            <text:p>12 Monkeys</text:p>
          </table:table-cell>
          <table:table-cell office:value-type="string">
            <text:p>?</text:p>
          </table:table-cell>
          <table:table-cell table:number-columns-repeated="4"/>
        </table:table-row>
        <table:table-row table:style-name="ro1">
          <table:table-cell office:value-type="string">
            <text:p>Finding Carter</text:p>
          </table:table-cell>
          <table:table-cell office:value-type="string">
            <text:p>?</text:p>
          </table:table-cell>
          <table:table-cell table:number-columns-repeated="4"/>
        </table:table-row>
        <table:table-row table:style-name="ro1">
          <table:table-cell office:value-type="string">
            <text:p>Constantine</text:p>
          </table:table-cell>
          <table:table-cell office:value-type="string">
            <text:p>?</text:p>
          </table:table-cell>
          <table:table-cell table:number-columns-repeated="2"/>
          <table:table-cell office:value-type="string">
            <text:p>NBC</text:p>
          </table:table-cell>
          <table:table-cell/>
        </table:table-row>
        <table:table-row table:style-name="ro1">
          <table:table-cell office:value-type="string">
            <text:p>The Family</text:p>
          </table:table-cell>
          <table:table-cell office:value-type="string">
            <text:p>?</text:p>
          </table:table-cell>
          <table:table-cell table:number-columns-repeated="4"/>
        </table:table-row>
        <table:table-row table:style-name="ro1">
          <table:table-cell office:value-type="string">
            <text:p>How to Get Away with Murder</text:p>
          </table:table-cell>
          <table:table-cell office:value-type="string">
            <text:p>?</text:p>
          </table:table-cell>
          <table:table-cell table:number-columns-repeated="4"/>
        </table:table-row>
        <table:table-row table:style-name="ro1">
          <table:table-cell office:value-type="string">
            <text:p>Pretty Little Liars</text:p>
          </table:table-cell>
          <table:table-cell office:value-type="string">
            <text:p>No Access</text:p>
          </table:table-cell>
          <table:table-cell table:number-columns-repeated="4"/>
        </table:table-row>
        <table:table-row table:style-name="ro1">
          <table:table-cell office:value-type="string">
            <text:p>Switched at Birth</text:p>
          </table:table-cell>
          <table:table-cell office:value-type="string">
            <text:p>No Access</text:p>
          </table:table-cell>
          <table:table-cell table:number-columns-repeated="4"/>
        </table:table-row>
        <table:table-row table:style-name="ro1">
          <table:table-cell office:value-type="string">
            <text:p>Being Human</text:p>
          </table:table-cell>
          <table:table-cell office:value-type="string">
            <text:p>?</text:p>
          </table:table-cell>
          <table:table-cell table:number-columns-repeated="4"/>
        </table:table-row>
        <table:table-row table:style-name="ro1">
          <table:table-cell office:value-type="string">
            <text:p>Game of Thrones</text:p>
          </table:table-cell>
          <table:table-cell office:value-type="string">
            <text:p>Hiatus</text:p>
          </table:table-cell>
          <table:table-cell table:number-columns-repeated="4"/>
        </table:table-row>
        <table:table-row table:style-name="ro1">
          <table:table-cell office:value-type="string">
            <text:p>Dead Beat</text:p>
          </table:table-cell>
          <table:table-cell office:value-type="string">
            <text:p>Season 3</text:p>
          </table:table-cell>
          <table:table-cell office:value-type="string">
            <text:p>Sitcom</text:p>
          </table:table-cell>
          <table:table-cell office:value-type="string">
            <text:p>Hulu.com</text:p>
          </table:table-cell>
          <table:table-cell office:value-type="string">
            <text:p>Hulu</text:p>
          </table:table-cell>
          <table:table-cell/>
        </table:table-row>
      </table:table>
      <table:database-ranges>
        <table:database-range table:target-range-address="'Watch List'.A1:'Watch List'.AMJ1048576">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0">05/10/2016</text:date>, <text:time>18:25: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1H46M8S</meta:editing-duration>
    <meta:editing-cycles>18</meta:editing-cycles>
    <meta:generator>OpenOffice/4.1.2$Win32 OpenOffice.org_project/412m3$Build-9782</meta:generator>
    <dc:date>2016-05-10T18:25:45.11</dc:date>
    <meta:document-statistic meta:table-count="3" meta:cell-count="510" meta:object-count="0"/>
    <meta:user-defined meta:name="Info 1"/>
    <meta:user-defined meta:name="Info 2"/>
    <meta:user-defined meta:name="Info 3"/>
    <meta:user-defined meta:name="Info 4"/>
  </office:meta>
</office:document-meta>
</file>